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735cm" fo:min-width="10.613cm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ff8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3.56cm" fo:min-width="2.358cm" loext:decorative="false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2.29cm" fo:min-width="2.675cm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64cm" fo:min-width="1.991cm" loext:decorative="false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width="0.106cm" svg:stroke-color="#ff8000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905cm" svg:x="2.27cm" svg:y="4.81cm">
          <draw:text-box>
            <text:p>Task</text:p>
            <text:p>Stream In</text:p>
          </draw:text-box>
        </draw:frame>
        <draw:custom-shape draw:style-name="gr2" draw:text-style-name="P2" draw:layer="layout" svg:width="11.113cm" svg:height="6.985cm" svg:x="7.667cm" svg:y="3.5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08cm" svg:y1="5.762cm" svg:x2="7.667cm" svg:y2="5.762cm">
          <text:p/>
        </draw:line>
        <draw:frame draw:style-name="gr1" draw:text-style-name="P1" draw:layer="layout" svg:width="3.81cm" svg:height="1.905cm" svg:x="2.27cm" svg:y="7.032cm">
          <draw:text-box>
            <text:p>Response</text:p>
            <text:p>Stream Out</text:p>
          </draw:text-box>
        </draw:frame>
        <draw:line draw:style-name="gr3" draw:text-style-name="P3" draw:layer="layout" svg:x1="7.667cm" svg:y1="7.985cm" svg:x2="6.08cm" svg:y2="7.985cm">
          <text:p/>
        </draw:line>
        <draw:frame draw:style-name="gr4" draw:text-style-name="P1" draw:layer="layout" svg:width="3.493cm" svg:height="1.905cm" svg:x="7.667cm" svg:y="8.937cm">
          <draw:text-box>
            <text:p>HDL Task</text:p>
            <text:p>Parser</text:p>
          </draw:text-box>
        </draw:frame>
        <draw:custom-shape draw:style-name="gr5" draw:text-style-name="P4" draw:layer="layout" svg:width="2.858cm" svg:height="3.81cm" svg:x="7.667cm" svg:y="4.81cm">
          <text:p text:style-name="P2">Stream Pars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75cm" svg:height="2.54cm" svg:x="12.112cm" svg:y="3.857cm">
          <text:p text:style-name="P2">Task ID 1 Handle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45cm" svg:height="1.588cm" draw:transform="rotate (1.5707963267949) translate (16.875cm 8.93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draw:layer="layout" svg:width="3.175cm" svg:height="2.54cm" svg:x="12.112cm" svg:y="7.032cm">
          <text:p text:style-name="P2">Task ID 2 Handler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0.524cm" svg:y1="6.715cm" svg:x2="12.112cm" svg:y2="5.127cm">
          <text:p/>
        </draw:line>
        <draw:line draw:style-name="gr8" draw:text-style-name="P3" draw:layer="layout" svg:x1="15.287cm" svg:y1="8.302cm" svg:x2="16.875cm" svg:y2="8.302cm">
          <text:p/>
        </draw:line>
        <draw:frame draw:style-name="gr1" draw:text-style-name="P1" draw:layer="layout" svg:width="3.81cm" svg:height="1.905cm" svg:x="20.05cm" svg:y="5.762cm">
          <draw:text-box>
            <text:p>Response</text:p>
            <text:p>Stream Out</text:p>
          </draw:text-box>
        </draw:frame>
        <draw:line draw:style-name="gr9" draw:text-style-name="P3" draw:layer="layout" svg:x1="18.463cm" svg:y1="6.715cm" svg:x2="20.05cm" svg:y2="6.715cm">
          <text:p/>
        </draw:line>
        <draw:line draw:style-name="gr8" draw:text-style-name="P3" draw:layer="layout" svg:x1="10.524cm" svg:y1="6.716cm" svg:x2="12.112cm" svg:y2="8.302cm">
          <text:p/>
        </draw:line>
        <draw:line draw:style-name="gr8" draw:text-style-name="P3" draw:layer="layout" svg:x1="15.287cm" svg:y1="5.445cm" svg:x2="16.875cm" svg:y2="5.44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56:23.177462797</meta:creation-date>
    <dc:date>2023-12-10T21:12:56.298421485</dc:date>
    <meta:editing-duration>PT25M13S</meta:editing-duration>
    <meta:editing-cycles>4</meta:editing-cycles>
    <meta:generator>LibreOffice/7.6.4.1$Linux_X86_64 LibreOffice_project/60$Build-1</meta:generator>
    <meta:document-statistic meta:object-count="16"/>
  </office:meta>
</office:document-meta>
</file>